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09307e"/>
    </style:style>
    <style:style style:name="P2" style:family="paragraph" style:parent-style-name="Text_20_body">
      <style:text-properties officeooo:paragraph-rsid="0009307e"/>
    </style:style>
    <style:style style:name="P3" style:family="paragraph" style:parent-style-name="Text_20_body">
      <style:paragraph-properties fo:margin-left="-1.499cm" fo:margin-right="-1.572cm" fo:text-indent="1.499cm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9307e" style:text-blinking="false" fo:background-color="transparent" style:font-name-asian="Arial2" style:font-name-complex="Arial2"/>
    </style:style>
    <style:style style:name="P4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9307e" style:text-blinking="false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9307e" style:text-blinking="false" fo:background-color="#ffffff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P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P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P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P1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9%" fo:background-color="transparent" style:writing-mode="lr-tb"/>
      <style:text-properties fo:font-variant="normal" fo:text-transform="none" fo:color="#333333" style:text-line-through-style="none" style:text-line-through-type="none" style:font-name="Open Sans" fo:font-size="11pt" fo:font-style="normal" style:text-underline-style="none" fo:font-weight="normal" officeooo:paragraph-rsid="0009307e" style:text-blinking="false"/>
    </style:style>
    <style:style style:name="P11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P12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.282cm" loext:contextual-spacing="false" fo:line-height="12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9307e" style:text-blinking="false" fo:background-color="#ffffff"/>
    </style:style>
    <style:style style:name="T1" style:family="text">
      <style:text-properties fo:color="#000000" style:font-name="Arial1" fo:background-color="transparent" loext:char-shading-value="0"/>
    </style:style>
    <style:style style:name="T2" style:family="text">
      <style:text-properties fo:color="#000000" style:font-name="Arial1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cus Group Questions</text:p>
      <text:p text:style-name="P2"/>
      <text:p text:style-name="P4">Introductory Questions</text:p>
      <text:list xml:id="list3556498164" text:style-name="L1">
        <text:list-item>
          <text:p text:style-name="P6">Today’s topic is the FPL Point Predictor App. What are your general feelings about it after your experience using it?</text:p>
        </text:list-item>
        <text:list-item>
          <text:p text:style-name="P6">What words or phrases come to mind when you think of this App?</text:p>
        </text:list-item>
        <text:list-item>
          <text:p text:style-name="P6">When, how, and where do you use the system?</text:p>
        </text:list-item>
        <text:list-item>
          <text:p text:style-name="P6">What do you like best about the App?</text:p>
        </text:list-item>
      </text:list>
      <text:p text:style-name="P2"/>
      <text:p text:style-name="P4">Improvements &amp; Dissatisfaction Questions</text:p>
      <text:list xml:id="list3271162011" text:style-name="L6">
        <text:list-item>
          <text:p text:style-name="P7">Would you say you are satisfied with the performance of the App?</text:p>
        </text:list-item>
        <text:list-item>
          <text:p text:style-name="P7">What are specific issues, concerns, or problems you’ve faced when using the App?</text:p>
          <text:list>
            <text:list-item>
              <text:p text:style-name="P7">How significant is the problem or concern you have with this product?</text:p>
            </text:list-item>
            <text:list-item>
              <text:p text:style-name="P7">What is the cause of this problem?</text:p>
            </text:list-item>
            <text:list-item>
              <text:p text:style-name="P7">How do you believe this problem can be solved?</text:p>
            </text:list-item>
          </text:list>
        </text:list-item>
        <text:list-item>
          <text:p text:style-name="P7">What are the App’s key weaknesses in your opinion?</text:p>
        </text:list-item>
      </text:list>
      <text:p text:style-name="P2"/>
      <text:p text:style-name="P4">Positive Aspects Questions</text:p>
      <text:list xml:id="list711973795" text:style-name="L7">
        <text:list-item>
          <text:p text:style-name="P10"><text:span text:style-name="T1">What are the </text:span><text:span text:style-name="T2">App’s key strengths in your opinion?</text:span></text:p>
        </text:list-item>
        <text:list-item>
          <text:p text:style-name="P8">What is your favourite aspect of the App and why?</text:p>
        </text:list-item>
      </text:list>
      <text:p text:style-name="P2"/>
      <text:p text:style-name="P4">New Features Questions</text:p>
      <text:list xml:id="list3483093907" text:style-name="L8">
        <text:list-item>
          <text:p text:style-name="P9">What features would you like to be added to the App? Why?</text:p>
        </text:list-item>
      </text:list>
      <text:p text:style-name="P2"/>
      <text:p text:style-name="P5">Closing Questions</text:p>
      <text:list xml:id="list1698846088" text:style-name="L9">
        <text:list-item>
          <text:p text:style-name="P11">Is there anything else you want to add to the conversation about the App?</text:p>
        </text:list-item>
        <text:list-item>
          <text:p text:style-name="P11">Do you feel that any topic or issue about the App has not been addressed?</text:p>
        </text:list-item>
        <text:list-item>
          <text:p text:style-name="P12">Is there a specific topic we want to circle back to from this discussion to add or expand on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9:39:55.859597969</meta:creation-date>
    <dc:date>2020-02-24T19:40:13.923761935</dc:date>
    <meta:editing-duration>PT18S</meta:editing-duration>
    <meta:editing-cycles>1</meta:editing-cycles>
    <meta:document-statistic meta:table-count="0" meta:image-count="0" meta:object-count="0" meta:page-count="1" meta:paragraph-count="22" meta:word-count="224" meta:character-count="1179" meta:non-whitespace-character-count="993"/>
    <meta:generator>LibreOffice/6.0.7.3$Linux_X86_64 LibreOffice_project/00m0$Build-3</meta:generator>
  </office:meta>
</office:document-meta>
</file>